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c5000b"/>
    </style:style>
    <style:style style:name="ce4" style:family="table-cell" style:parent-style-name="Default">
      <style:text-properties fo:color="#aecf00"/>
    </style:style>
    <style:style style:name="ce5" style:family="table-cell" style:parent-style-name="Default">
      <style:text-properties fo:color="#ffcc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on</text:p>
          </table:table-cell>
          <table:table-cell/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-CO</text:p>
          </table:table-cell>
          <table:table-cell table:style-name="ce1" office:value-type="string" calcext:value-type="string">
            <text:p>-H2O</text:p>
          </table:table-cell>
          <table:table-cell table:style-name="ce1" office:value-type="string" calcext:value-type="string">
            <text:p>-C2H2</text:p>
          </table:table-cell>
          <table:table-cell table:style-name="ce1" office:value-type="string" calcext:value-type="string">
            <text:p>-C2H2O</text:p>
          </table:table-cell>
          <table:table-cell table:style-name="ce1" office:value-type="string" calcext:value-type="string">
            <text:p>-CO+H2</text:p>
          </table:table-cell>
          <table:table-cell table:style-name="ce1" office:value-type="string" calcext:value-type="string">
            <text:p>+H2.</text:p>
          </table:table-cell>
          <table:table-cell table:style-name="ce1" office:value-type="string" calcext:value-type="string">
            <text:p>-CO-H2O</text:p>
          </table:table-cell>
          <table:table-cell table:style-name="ce1" office:value-type="string" calcext:value-type="string">
            <text:p>'+h2-co-h2o'</text:p>
          </table:table-cell>
          <table:table-cell table:style-name="ce1" office:value-type="string" calcext:value-type="string">
            <text:p>"-CO2"</text:p>
          </table:table-cell>
          <table:table-cell table:style-name="ce1" office:value-type="string" calcext:value-type="string">
            <text:p>-CH3OH</text:p>
          </table:table-cell>
          <table:table-cell table:style-name="ce1" office:value-type="string" calcext:value-type="string">
            <text:p>-CH3-CO</text:p>
          </table:table-cell>
          <table:table-cell table:style-name="ce1" office:value-type="string" calcext:value-type="string">
            <text:p>+H2O</text:p>
          </table:table-cell>
          <table:table-cell table:style-name="ce1" office:value-type="string" calcext:value-type="string">
            <text:p>-CO-H2O-CO</text:p>
          </table:table-cell>
          <table:table-cell table:style-name="ce1" office:value-type="string" calcext:value-type="string">
            <text:p>-H2</text:p>
          </table:table-cell>
          <table:table-cell table:style-name="ce1"/>
        </table:table-row>
        <table:table-row table:style-name="ro1">
          <table:table-cell office:value-type="string" calcext:value-type="string">
            <text:p>dimethylluteolin</text:p>
          </table:table-cell>
          <table:table-cell office:value-type="string" calcext:value-type="string">
            <text:p>0,3B+</text:p>
          </table:table-cell>
          <table:table-cell office:value-type="float" office:value="178.063" calcext:value-type="float">
            <text:p>178.063</text:p>
          </table:table-cell>
          <table:table-cell table:formula="of:=[.C2]+1.0073" office:value-type="float" office:value="179.0703" calcext:value-type="float">
            <text:p>179.0703</text:p>
          </table:table-cell>
          <table:table-cell table:formula="of:=[.D2]-27.9949" office:value-type="float" office:value="151.0754" calcext:value-type="float">
            <text:p>151.0754</text:p>
          </table:table-cell>
          <table:table-cell table:style-name="ce2" table:formula="of:=[.D2]-18.0106" office:value-type="float" office:value="161.0597" calcext:value-type="float">
            <text:p>161.0597</text:p>
          </table:table-cell>
          <table:table-cell table:formula="of:=[.D2]-26.0157" office:value-type="float" office:value="153.0546" calcext:value-type="float">
            <text:p>153.0546</text:p>
          </table:table-cell>
          <table:table-cell table:formula="of:=[.D2]-42.0106" office:value-type="float" office:value="137.0597" calcext:value-type="float">
            <text:p>137.0597</text:p>
          </table:table-cell>
          <table:table-cell table:formula="of:=[.D2]-27.9949+2*1.0073" office:value-type="float" office:value="153.09" calcext:value-type="float">
            <text:p>153.09</text:p>
          </table:table-cell>
          <table:table-cell table:formula="of:=[.D2]-1.0073" office:value-type="float" office:value="178.063" calcext:value-type="float">
            <text:p>178.063</text:p>
          </table:table-cell>
          <table:table-cell table:style-name="ce2" table:formula="of:=[.D2]-[.$C$25]-[.$C$26]" office:value-type="float" office:value="133.0648" calcext:value-type="float">
            <text:p>133.0648</text:p>
          </table:table-cell>
          <table:table-cell table:style-name="ce2" table:formula="of:=[.J2]-[.$C$25]-[.$C$26]" office:value-type="float" office:value="132.0575" calcext:value-type="float">
            <text:p>132.0575</text:p>
          </table:table-cell>
          <table:table-cell table:formula="of:=[.D2]-[.$C$31]" office:value-type="float" office:value="135.0805" calcext:value-type="float">
            <text:p>135.0805</text:p>
          </table:table-cell>
          <table:table-cell table:formula="of:=[.D2]-[.$D$28]" office:value-type="float" office:value="179.0703" calcext:value-type="float">
            <text:p>179.0703</text:p>
          </table:table-cell>
          <table:table-cell table:formula="of:=[.D2]-[.$C$29]-[.$C$25]" office:value-type="float" office:value="136.0519" calcext:value-type="float">
            <text:p>136.0519</text:p>
          </table:table-cell>
          <table:table-cell table:formula="of:=[.D2]+[.C26]" office:value-type="float" office:value="197.0809" calcext:value-type="float">
            <text:p>197.0809</text:p>
          </table:table-cell>
          <table:table-cell table:formula="of:=[.D2]-[.$C$25]*2-[.$C$26]" office:value-type="float" office:value="105.0699" calcext:value-type="float">
            <text:p>105.0699</text:p>
          </table:table-cell>
          <table:table-cell table:formula="of:=[.D2]-[.$C$21]" office:value-type="float" office:value="177.0557" calcext:value-type="float">
            <text:p>177.05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,2B+</text:p>
          </table:table-cell>
          <table:table-cell office:value-type="float" office:value="165.0552" calcext:value-type="float">
            <text:p>165.0552</text:p>
          </table:table-cell>
          <table:table-cell table:formula="of:=[.C3]" office:value-type="float" office:value="165.0552" calcext:value-type="float">
            <text:p>165.0552</text:p>
          </table:table-cell>
          <table:table-cell table:formula="of:=[.D3]-27.9949" office:value-type="float" office:value="137.0603" calcext:value-type="float">
            <text:p>137.0603</text:p>
          </table:table-cell>
          <table:table-cell table:style-name="ce2" table:formula="of:=[.D3]-18.0106" office:value-type="float" office:value="147.0446" calcext:value-type="float">
            <text:p>147.0446</text:p>
          </table:table-cell>
          <table:table-cell table:formula="of:=[.D3]-26.0157" office:value-type="float" office:value="139.0395" calcext:value-type="float">
            <text:p>139.0395</text:p>
          </table:table-cell>
          <table:table-cell table:formula="of:=[.D3]-42.0106" office:value-type="float" office:value="123.0446" calcext:value-type="float">
            <text:p>123.0446</text:p>
          </table:table-cell>
          <table:table-cell table:formula="of:=[.D3]-27.9949+2*1.0073" office:value-type="float" office:value="139.0749" calcext:value-type="float">
            <text:p>139.0749</text:p>
          </table:table-cell>
          <table:table-cell table:formula="of:=[.D3]-1.0073" office:value-type="float" office:value="164.0479" calcext:value-type="float">
            <text:p>164.0479</text:p>
          </table:table-cell>
          <table:table-cell table:style-name="ce4" table:formula="of:=[.D3]-[.$C$25]-[.$C$26]" office:value-type="float" office:value="119.0497" calcext:value-type="float">
            <text:p>119.0497</text:p>
          </table:table-cell>
          <table:table-cell table:formula="of:=[.J3]-[.$C$25]-[.$C$26]" office:value-type="float" office:value="118.0424" calcext:value-type="float">
            <text:p>118.0424</text:p>
          </table:table-cell>
          <table:table-cell table:formula="of:=[.D3]-[.$C$31]" office:value-type="float" office:value="121.0654" calcext:value-type="float">
            <text:p>121.0654</text:p>
          </table:table-cell>
          <table:table-cell table:formula="of:=[.D3]-[.$D$28]" office:value-type="float" office:value="165.0552" calcext:value-type="float">
            <text:p>165.0552</text:p>
          </table:table-cell>
          <table:table-cell table:formula="of:=[.D3]-[.$C$29]-[.$C$25]" office:value-type="float" office:value="122.0368" calcext:value-type="float">
            <text:p>122.0368</text:p>
          </table:table-cell>
          <table:table-cell table:formula="of:=[.D3]+[.C27]" office:value-type="float" office:value="191.0709" calcext:value-type="float">
            <text:p>191.0709</text:p>
          </table:table-cell>
          <table:table-cell table:style-name="ce4" table:formula="of:=[.D3]-[.$C$25]*2-[.$C$26]" office:value-type="float" office:value="91.0548" calcext:value-type="float">
            <text:p>91.0548</text:p>
          </table:table-cell>
          <table:table-cell table:formula="of:=[.D3]-[.$C$21]" office:value-type="float" office:value="163.0406" calcext:value-type="float">
            <text:p>163.04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,3B+</text:p>
          </table:table-cell>
          <table:table-cell office:value-type="float" office:value="162.0681" calcext:value-type="float">
            <text:p>162.0681</text:p>
          </table:table-cell>
          <table:table-cell table:formula="of:=[.C4]+1.0073" office:value-type="float" office:value="163.0754" calcext:value-type="float">
            <text:p>163.0754</text:p>
          </table:table-cell>
          <table:table-cell table:formula="of:=[.D4]-27.9949" office:value-type="float" office:value="135.0805" calcext:value-type="float">
            <text:p>135.0805</text:p>
          </table:table-cell>
          <table:table-cell table:style-name="ce2" table:formula="of:=[.D4]-18.0106" office:value-type="float" office:value="145.0648" calcext:value-type="float">
            <text:p>145.0648</text:p>
          </table:table-cell>
          <table:table-cell table:formula="of:=[.D4]-26.0157" office:value-type="float" office:value="137.0597" calcext:value-type="float">
            <text:p>137.0597</text:p>
          </table:table-cell>
          <table:table-cell table:formula="of:=[.D4]-42.0106" office:value-type="float" office:value="121.0648" calcext:value-type="float">
            <text:p>121.0648</text:p>
          </table:table-cell>
          <table:table-cell table:formula="of:=[.D4]-27.9949+2*1.0073" office:value-type="float" office:value="137.0951" calcext:value-type="float">
            <text:p>137.0951</text:p>
          </table:table-cell>
          <table:table-cell table:formula="of:=[.D4]-1.0073" office:value-type="float" office:value="162.0681" calcext:value-type="float">
            <text:p>162.0681</text:p>
          </table:table-cell>
          <table:table-cell table:style-name="ce2" table:formula="of:=[.D4]-[.$C$25]-[.$C$26]" office:value-type="float" office:value="117.0699" calcext:value-type="float">
            <text:p>117.0699</text:p>
          </table:table-cell>
          <table:table-cell table:formula="of:=[.J4]-[.$C$25]-[.$C$26]" office:value-type="float" office:value="116.0626" calcext:value-type="float">
            <text:p>116.0626</text:p>
          </table:table-cell>
          <table:table-cell table:formula="of:=[.D4]-[.$C$31]" office:value-type="float" office:value="119.0856" calcext:value-type="float">
            <text:p>119.0856</text:p>
          </table:table-cell>
          <table:table-cell table:formula="of:=[.D4]-[.$D$28]" office:value-type="float" office:value="163.0754" calcext:value-type="float">
            <text:p>163.0754</text:p>
          </table:table-cell>
          <table:table-cell table:formula="of:=[.D4]-[.$C$29]-[.$C$25]" office:value-type="float" office:value="120.057" calcext:value-type="float">
            <text:p>120.057</text:p>
          </table:table-cell>
          <table:table-cell table:formula="of:=[.D4]+[.C28]" office:value-type="float" office:value="195.1016" calcext:value-type="float">
            <text:p>195.1016</text:p>
          </table:table-cell>
          <table:table-cell table:formula="of:=[.D4]-[.$C$25]*2-[.$C$26]" office:value-type="float" office:value="89.075" calcext:value-type="float">
            <text:p>89.075</text:p>
          </table:table-cell>
          <table:table-cell table:formula="of:=[.D4]-[.$C$21]" office:value-type="float" office:value="161.0608" calcext:value-type="float">
            <text:p>161.06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,4B+</text:p>
          </table:table-cell>
          <table:table-cell office:value-type="float" office:value="206.0579" calcext:value-type="float">
            <text:p>206.0579</text:p>
          </table:table-cell>
          <table:table-cell table:formula="of:=[.C5]+1.0073" office:value-type="float" office:value="207.0652" calcext:value-type="float">
            <text:p>207.0652</text:p>
          </table:table-cell>
          <table:table-cell table:formula="of:=[.D5]-27.9949" office:value-type="float" office:value="179.0703" calcext:value-type="float">
            <text:p>179.0703</text:p>
          </table:table-cell>
          <table:table-cell table:style-name="ce2" table:formula="of:=[.D5]-18.0106" office:value-type="float" office:value="189.0546" calcext:value-type="float">
            <text:p>189.0546</text:p>
          </table:table-cell>
          <table:table-cell table:formula="of:=[.D5]-26.0157" office:value-type="float" office:value="181.0495" calcext:value-type="float">
            <text:p>181.0495</text:p>
          </table:table-cell>
          <table:table-cell table:formula="of:=[.D5]-42.0106" office:value-type="float" office:value="165.0546" calcext:value-type="float">
            <text:p>165.0546</text:p>
          </table:table-cell>
          <table:table-cell table:formula="of:=[.D5]-27.9949+2*1.0073" office:value-type="float" office:value="181.0849" calcext:value-type="float">
            <text:p>181.0849</text:p>
          </table:table-cell>
          <table:table-cell table:formula="of:=[.D5]-1.0073" office:value-type="float" office:value="206.0579" calcext:value-type="float">
            <text:p>206.0579</text:p>
          </table:table-cell>
          <table:table-cell table:style-name="ce2" table:formula="of:=[.D5]-[.$C$25]-[.$C$26]" office:value-type="float" office:value="161.0597" calcext:value-type="float">
            <text:p>161.0597</text:p>
          </table:table-cell>
          <table:table-cell table:formula="of:=[.J5]-[.$C$25]-[.$C$26]" office:value-type="float" office:value="160.0524" calcext:value-type="float">
            <text:p>160.0524</text:p>
          </table:table-cell>
          <table:table-cell table:formula="of:=[.D5]-[.$C$31]" office:value-type="float" office:value="163.0754" calcext:value-type="float">
            <text:p>163.0754</text:p>
          </table:table-cell>
          <table:table-cell table:formula="of:=[.D5]-[.$D$28]" office:value-type="float" office:value="207.0652" calcext:value-type="float">
            <text:p>207.0652</text:p>
          </table:table-cell>
          <table:table-cell table:formula="of:=[.D5]-[.$C$29]-[.$C$25]" office:value-type="float" office:value="164.0468" calcext:value-type="float">
            <text:p>164.0468</text:p>
          </table:table-cell>
          <table:table-cell table:formula="of:=[.D5]+[.C29]" office:value-type="float" office:value="222.0887" calcext:value-type="float">
            <text:p>222.0887</text:p>
          </table:table-cell>
          <table:table-cell table:formula="of:=[.D5]-[.$C$25]*2-[.$C$26]" office:value-type="float" office:value="133.0648" calcext:value-type="float">
            <text:p>133.0648</text:p>
          </table:table-cell>
          <table:table-cell table:formula="of:=[.D5]-[.$C$21]" office:value-type="float" office:value="205.0506" calcext:value-type="float">
            <text:p>205.05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+</text:p>
          </table:table-cell>
          <table:table-cell office:value-type="float" office:value="137.0603" calcext:value-type="float">
            <text:p>137.0603</text:p>
          </table:table-cell>
          <table:table-cell table:formula="of:=[.C6]+1.0073" office:value-type="float" office:value="138.0676" calcext:value-type="float">
            <text:p>138.0676</text:p>
          </table:table-cell>
          <table:table-cell table:formula="of:=[.D6]-27.9949" office:value-type="float" office:value="110.0727" calcext:value-type="float">
            <text:p>110.0727</text:p>
          </table:table-cell>
          <table:table-cell table:style-name="ce2" table:formula="of:=[.D6]-18.0106" office:value-type="float" office:value="120.057" calcext:value-type="float">
            <text:p>120.057</text:p>
          </table:table-cell>
          <table:table-cell table:formula="of:=[.D6]-26.0157" office:value-type="float" office:value="112.0519" calcext:value-type="float">
            <text:p>112.0519</text:p>
          </table:table-cell>
          <table:table-cell table:formula="of:=[.D6]-42.0106" office:value-type="float" office:value="96.057" calcext:value-type="float">
            <text:p>96.057</text:p>
          </table:table-cell>
          <table:table-cell table:formula="of:=[.D6]-27.9949+2*1.0073" office:value-type="float" office:value="112.0873" calcext:value-type="float">
            <text:p>112.0873</text:p>
          </table:table-cell>
          <table:table-cell table:formula="of:=[.D6]-1.0073" office:value-type="float" office:value="137.0603" calcext:value-type="float">
            <text:p>137.0603</text:p>
          </table:table-cell>
          <table:table-cell table:style-name="ce2" table:formula="of:=[.D6]-[.$C$25]-[.$C$26]" office:value-type="float" office:value="92.0621" calcext:value-type="float">
            <text:p>92.0621</text:p>
          </table:table-cell>
          <table:table-cell table:formula="of:=[.J6]-[.$C$25]-[.$C$26]" office:value-type="float" office:value="91.0548" calcext:value-type="float">
            <text:p>91.0548</text:p>
          </table:table-cell>
          <table:table-cell table:formula="of:=[.D6]-[.$C$31]" office:value-type="float" office:value="94.0778" calcext:value-type="float">
            <text:p>94.0778</text:p>
          </table:table-cell>
          <table:table-cell table:formula="of:=[.D6]-[.$D$28]" office:value-type="float" office:value="138.0676" calcext:value-type="float">
            <text:p>138.0676</text:p>
          </table:table-cell>
          <table:table-cell table:formula="of:=[.D6]-[.$C$29]-[.$C$25]" office:value-type="float" office:value="95.0492" calcext:value-type="float">
            <text:p>95.0492</text:p>
          </table:table-cell>
          <table:table-cell table:formula="of:=[.D6]+[.C30]" office:value-type="float" office:value="154.0989" calcext:value-type="float">
            <text:p>154.0989</text:p>
          </table:table-cell>
          <table:table-cell table:formula="of:=[.D6]-[.$C$25]*2-[.$C$26]" office:value-type="float" office:value="64.0672" calcext:value-type="float">
            <text:p>64.0672</text:p>
          </table:table-cell>
          <table:table-cell table:formula="of:=[.D6]-[.$C$21]" office:value-type="float" office:value="136.053" calcext:value-type="float">
            <text:p>136.05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6"/>
          <table:table-cell table:formula="of:=[.D7]-[.$C$21]" office:value-type="float" office:value="-2.0146" calcext:value-type="float">
            <text:p>-2.0146</text:p>
          </table:table-cell>
          <table:table-cell/>
        </table:table-row>
        <table:table-row table:style-name="ro1">
          <table:table-cell office:value-type="string" calcext:value-type="string">
            <text:p>chrysoeriol</text:p>
          </table:table-cell>
          <table:table-cell office:value-type="string" calcext:value-type="string">
            <text:p>0,2B+</text:p>
          </table:table-cell>
          <table:table-cell table:number-columns-repeated="2" office:value-type="float" office:value="151.0395" calcext:value-type="float">
            <text:p>151.0395</text:p>
          </table:table-cell>
          <table:table-cell table:formula="of:=[.D8]-27.9949" office:value-type="float" office:value="123.0446" calcext:value-type="float">
            <text:p>123.0446</text:p>
          </table:table-cell>
          <table:table-cell table:style-name="ce2" table:formula="of:=[.D8]-18.0106" office:value-type="float" office:value="133.0289" calcext:value-type="float">
            <text:p>133.0289</text:p>
          </table:table-cell>
          <table:table-cell table:formula="of:=[.D8]-26.0157" office:value-type="float" office:value="125.0238" calcext:value-type="float">
            <text:p>125.0238</text:p>
          </table:table-cell>
          <table:table-cell table:formula="of:=[.D8]-42.0106" office:value-type="float" office:value="109.0289" calcext:value-type="float">
            <text:p>109.0289</text:p>
          </table:table-cell>
          <table:table-cell table:formula="of:=[.D8]-27.9949+2*1.0073" office:value-type="float" office:value="125.0592" calcext:value-type="float">
            <text:p>125.0592</text:p>
          </table:table-cell>
          <table:table-cell table:formula="of:=[.D8]-1.0073" office:value-type="float" office:value="150.0322" calcext:value-type="float">
            <text:p>150.0322</text:p>
          </table:table-cell>
          <table:table-cell table:style-name="ce4" table:formula="of:=[.D8]-[.$C$25]-[.$C$26]" office:value-type="float" office:value="105.034" calcext:value-type="float">
            <text:p>105.034</text:p>
          </table:table-cell>
          <table:table-cell table:formula="of:=[.J8]-[.$C$25]-[.$C$26]" office:value-type="float" office:value="104.0267" calcext:value-type="float">
            <text:p>104.0267</text:p>
          </table:table-cell>
          <table:table-cell table:formula="of:=[.D8]-[.$C$31]" office:value-type="float" office:value="107.0497" calcext:value-type="float">
            <text:p>107.0497</text:p>
          </table:table-cell>
          <table:table-cell table:formula="of:=[.D8]-[.$D$28]" office:value-type="float" office:value="151.0395" calcext:value-type="float">
            <text:p>151.0395</text:p>
          </table:table-cell>
          <table:table-cell table:formula="of:=[.D8]-[.$C$29]-[.$C$25]" office:value-type="float" office:value="108.0211" calcext:value-type="float">
            <text:p>108.0211</text:p>
          </table:table-cell>
          <table:table-cell table:formula="of:=[.D8]+[.C32]" office:value-type="float" office:value="151.0395" calcext:value-type="float">
            <text:p>151.0395</text:p>
          </table:table-cell>
          <table:table-cell table:formula="of:=[.D8]-[.$C$25]*2-[.$C$26]" office:value-type="float" office:value="77.0391" calcext:value-type="float">
            <text:p>77.0391</text:p>
          </table:table-cell>
          <table:table-cell table:formula="of:=[.D8]-[.$C$21]" office:value-type="float" office:value="149.0249" calcext:value-type="float">
            <text:p>149.02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,3B+</text:p>
          </table:table-cell>
          <table:table-cell table:formula="of:=[.C2]-[.$C$23]" office:value-type="float" office:value="164.0484" calcext:value-type="float">
            <text:p>164.0484</text:p>
          </table:table-cell>
          <table:table-cell table:formula="of:=[.D2]-[.$C$23]" office:value-type="float" office:value="165.0557" calcext:value-type="float">
            <text:p>165.0557</text:p>
          </table:table-cell>
          <table:table-cell table:formula="of:=[.D9]-27.9949" office:value-type="float" office:value="137.0608" calcext:value-type="float">
            <text:p>137.0608</text:p>
          </table:table-cell>
          <table:table-cell table:style-name="ce2" table:formula="of:=[.D9]-18.0106" office:value-type="float" office:value="147.0451" calcext:value-type="float">
            <text:p>147.0451</text:p>
          </table:table-cell>
          <table:table-cell table:formula="of:=[.D9]-26.0157" office:value-type="float" office:value="139.04" calcext:value-type="float">
            <text:p>139.04</text:p>
          </table:table-cell>
          <table:table-cell table:formula="of:=[.D9]-42.0106" office:value-type="float" office:value="123.0451" calcext:value-type="float">
            <text:p>123.0451</text:p>
          </table:table-cell>
          <table:table-cell table:formula="of:=[.D9]-27.9949+2*1.0073" office:value-type="float" office:value="139.0754" calcext:value-type="float">
            <text:p>139.0754</text:p>
          </table:table-cell>
          <table:table-cell table:formula="of:=[.D9]-1.0073" office:value-type="float" office:value="164.0484" calcext:value-type="float">
            <text:p>164.0484</text:p>
          </table:table-cell>
          <table:table-cell table:style-name="ce3" table:formula="of:=[.D9]-[.$C$25]-[.$C$26]" office:value-type="float" office:value="119.0502" calcext:value-type="float">
            <text:p>119.0502</text:p>
          </table:table-cell>
          <table:table-cell table:formula="of:=[.J9]-[.$C$25]-[.$C$26]" office:value-type="float" office:value="118.0429" calcext:value-type="float">
            <text:p>118.0429</text:p>
          </table:table-cell>
          <table:table-cell table:formula="of:=[.D9]-[.$C$31]" office:value-type="float" office:value="121.0659" calcext:value-type="float">
            <text:p>121.0659</text:p>
          </table:table-cell>
          <table:table-cell table:formula="of:=[.D9]-[.$D$28]" office:value-type="float" office:value="165.0557" calcext:value-type="float">
            <text:p>165.0557</text:p>
          </table:table-cell>
          <table:table-cell table:formula="of:=[.D9]-[.$C$29]-[.$C$25]" office:value-type="float" office:value="122.0373" calcext:value-type="float">
            <text:p>122.0373</text:p>
          </table:table-cell>
          <table:table-cell table:formula="of:=[.D9]+[.C33]" office:value-type="float" office:value="165.0557" calcext:value-type="float">
            <text:p>165.0557</text:p>
          </table:table-cell>
          <table:table-cell table:formula="of:=[.D9]-[.$C$25]*2-[.$C$26]" office:value-type="float" office:value="91.0553" calcext:value-type="float">
            <text:p>91.0553</text:p>
          </table:table-cell>
          <table:table-cell table:formula="of:=[.D9]-[.$C$21]" office:value-type="float" office:value="163.0411" calcext:value-type="float">
            <text:p>163.04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,3B+</text:p>
          </table:table-cell>
          <table:table-cell table:formula="of:=[.C4]-[.$C$23]" office:value-type="float" office:value="148.0535" calcext:value-type="float">
            <text:p>148.0535</text:p>
          </table:table-cell>
          <table:table-cell table:formula="of:=[.D4]-[.$C$23]" office:value-type="float" office:value="149.0608" calcext:value-type="float">
            <text:p>149.0608</text:p>
          </table:table-cell>
          <table:table-cell table:formula="of:=[.D10]-27.9949" office:value-type="float" office:value="121.0659" calcext:value-type="float">
            <text:p>121.0659</text:p>
          </table:table-cell>
          <table:table-cell table:style-name="ce2" table:formula="of:=[.D10]-18.0106" office:value-type="float" office:value="131.0502" calcext:value-type="float">
            <text:p>131.0502</text:p>
          </table:table-cell>
          <table:table-cell table:formula="of:=[.D10]-26.0157" office:value-type="float" office:value="123.0451" calcext:value-type="float">
            <text:p>123.0451</text:p>
          </table:table-cell>
          <table:table-cell table:formula="of:=[.D10]-42.0106" office:value-type="float" office:value="107.0502" calcext:value-type="float">
            <text:p>107.0502</text:p>
          </table:table-cell>
          <table:table-cell table:formula="of:=[.D10]-27.9949+2*1.0073" office:value-type="float" office:value="123.0805" calcext:value-type="float">
            <text:p>123.0805</text:p>
          </table:table-cell>
          <table:table-cell table:formula="of:=[.D10]-1.0073" office:value-type="float" office:value="148.0535" calcext:value-type="float">
            <text:p>148.0535</text:p>
          </table:table-cell>
          <table:table-cell table:style-name="ce3" table:formula="of:=[.D10]-[.$C$25]-[.$C$26]" office:value-type="float" office:value="103.0553" calcext:value-type="float">
            <text:p>103.0553</text:p>
          </table:table-cell>
          <table:table-cell table:formula="of:=[.J10]-[.$C$25]-[.$C$26]" office:value-type="float" office:value="102.048" calcext:value-type="float">
            <text:p>102.048</text:p>
          </table:table-cell>
          <table:table-cell table:formula="of:=[.D10]-[.$C$31]" office:value-type="float" office:value="105.071" calcext:value-type="float">
            <text:p>105.071</text:p>
          </table:table-cell>
          <table:table-cell table:formula="of:=[.D10]-[.$D$28]" office:value-type="float" office:value="149.0608" calcext:value-type="float">
            <text:p>149.0608</text:p>
          </table:table-cell>
          <table:table-cell table:style-name="ce4" table:formula="of:=[.D10]-[.$C$29]-[.$C$25]" office:value-type="float" office:value="106.0424" calcext:value-type="float">
            <text:p>106.0424</text:p>
          </table:table-cell>
          <table:table-cell table:formula="of:=[.D10]+[.C34]" office:value-type="float" office:value="149.0608" calcext:value-type="float">
            <text:p>149.0608</text:p>
          </table:table-cell>
          <table:table-cell table:formula="of:=[.D10]-[.$C$25]*2-[.$C$26]" office:value-type="float" office:value="75.0604" calcext:value-type="float">
            <text:p>75.0604</text:p>
          </table:table-cell>
          <table:table-cell table:formula="of:=[.D10]-[.$C$21]" office:value-type="float" office:value="147.0462" calcext:value-type="float">
            <text:p>147.04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,4B+</text:p>
          </table:table-cell>
          <table:table-cell table:formula="of:=[.C5]-[.$C$23]" office:value-type="float" office:value="192.0433" calcext:value-type="float">
            <text:p>192.0433</text:p>
          </table:table-cell>
          <table:table-cell table:formula="of:=[.D5]-[.$C$23]" office:value-type="float" office:value="193.0506" calcext:value-type="float">
            <text:p>193.0506</text:p>
          </table:table-cell>
          <table:table-cell table:formula="of:=[.D11]-27.9949" office:value-type="float" office:value="165.0557" calcext:value-type="float">
            <text:p>165.0557</text:p>
          </table:table-cell>
          <table:table-cell table:style-name="ce2" table:formula="of:=[.D11]-18.0106" office:value-type="float" office:value="175.04" calcext:value-type="float">
            <text:p>175.04</text:p>
          </table:table-cell>
          <table:table-cell table:formula="of:=[.D11]-26.0157" office:value-type="float" office:value="167.0349" calcext:value-type="float">
            <text:p>167.0349</text:p>
          </table:table-cell>
          <table:table-cell table:formula="of:=[.D11]-42.0106" office:value-type="float" office:value="151.04" calcext:value-type="float">
            <text:p>151.04</text:p>
          </table:table-cell>
          <table:table-cell table:formula="of:=[.D11]-27.9949+2*1.0073" office:value-type="float" office:value="167.0703" calcext:value-type="float">
            <text:p>167.0703</text:p>
          </table:table-cell>
          <table:table-cell table:formula="of:=[.D11]-1.0073" office:value-type="float" office:value="192.0433" calcext:value-type="float">
            <text:p>192.0433</text:p>
          </table:table-cell>
          <table:table-cell table:style-name="ce3" table:formula="of:=[.D11]-[.$C$25]-[.$C$26]" office:value-type="float" office:value="147.0451" calcext:value-type="float">
            <text:p>147.0451</text:p>
          </table:table-cell>
          <table:table-cell table:formula="of:=[.J11]-[.$C$25]-[.$C$26]" office:value-type="float" office:value="146.0378" calcext:value-type="float">
            <text:p>146.0378</text:p>
          </table:table-cell>
          <table:table-cell table:formula="of:=[.D11]-[.$C$31]" office:value-type="float" office:value="149.0608" calcext:value-type="float">
            <text:p>149.0608</text:p>
          </table:table-cell>
          <table:table-cell table:formula="of:=[.D11]-[.$D$28]" office:value-type="float" office:value="193.0506" calcext:value-type="float">
            <text:p>193.0506</text:p>
          </table:table-cell>
          <table:table-cell table:formula="of:=[.D11]-[.$C$29]-[.$C$25]" office:value-type="float" office:value="150.0322" calcext:value-type="float">
            <text:p>150.0322</text:p>
          </table:table-cell>
          <table:table-cell table:formula="of:=[.D11]+[.C35]" office:value-type="float" office:value="193.0506" calcext:value-type="float">
            <text:p>193.0506</text:p>
          </table:table-cell>
          <table:table-cell table:formula="of:=[.D11]-[.$C$25]*2-[.$C$26]" office:value-type="float" office:value="119.0502" calcext:value-type="float">
            <text:p>119.0502</text:p>
          </table:table-cell>
          <table:table-cell table:formula="of:=[.D11]-[.$C$21]" office:value-type="float" office:value="191.036" calcext:value-type="float">
            <text:p>191.0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+</text:p>
          </table:table-cell>
          <table:table-cell table:formula="of:=[.C6]-[.$C$23]" office:value-type="float" office:value="123.0457" calcext:value-type="float">
            <text:p>123.0457</text:p>
          </table:table-cell>
          <table:table-cell table:formula="of:=[.D6]-[.$C$23]" office:value-type="float" office:value="124.053" calcext:value-type="float">
            <text:p>124.053</text:p>
          </table:table-cell>
          <table:table-cell table:formula="of:=[.D12]-27.9949" office:value-type="float" office:value="96.0581" calcext:value-type="float">
            <text:p>96.0581</text:p>
          </table:table-cell>
          <table:table-cell table:style-name="ce3" table:formula="of:=[.D12]-18.0106" office:value-type="float" office:value="106.0424" calcext:value-type="float">
            <text:p>106.0424</text:p>
          </table:table-cell>
          <table:table-cell table:formula="of:=[.D12]-26.0157" office:value-type="float" office:value="98.0373" calcext:value-type="float">
            <text:p>98.0373</text:p>
          </table:table-cell>
          <table:table-cell table:formula="of:=[.D12]-42.0106" office:value-type="float" office:value="82.0424" calcext:value-type="float">
            <text:p>82.0424</text:p>
          </table:table-cell>
          <table:table-cell table:formula="of:=[.D12]-27.9949+2*1.0073" office:value-type="float" office:value="98.0727" calcext:value-type="float">
            <text:p>98.0727</text:p>
          </table:table-cell>
          <table:table-cell table:formula="of:=[.D12]-1.0073" office:value-type="float" office:value="123.0457" calcext:value-type="float">
            <text:p>123.0457</text:p>
          </table:table-cell>
          <table:table-cell table:style-name="ce3" table:formula="of:=[.D12]-[.$C$25]-[.$C$26]" office:value-type="float" office:value="78.0475" calcext:value-type="float">
            <text:p>78.0475</text:p>
          </table:table-cell>
          <table:table-cell table:formula="of:=[.J12]-[.$C$25]-[.$C$26]" office:value-type="float" office:value="77.0402" calcext:value-type="float">
            <text:p>77.0402</text:p>
          </table:table-cell>
          <table:table-cell table:formula="of:=[.D12]-[.$C$31]" office:value-type="float" office:value="80.0632" calcext:value-type="float">
            <text:p>80.0632</text:p>
          </table:table-cell>
          <table:table-cell table:formula="of:=[.D12]-[.$D$28]" office:value-type="float" office:value="124.053" calcext:value-type="float">
            <text:p>124.053</text:p>
          </table:table-cell>
          <table:table-cell table:formula="of:=[.D12]-[.$C$29]-[.$C$25]" office:value-type="float" office:value="81.0346" calcext:value-type="float">
            <text:p>81.0346</text:p>
          </table:table-cell>
          <table:table-cell table:formula="of:=[.D12]+[.C36]" office:value-type="float" office:value="124.053" calcext:value-type="float">
            <text:p>124.053</text:p>
          </table:table-cell>
          <table:table-cell table:formula="of:=[.D12]-[.$C$25]*2-[.$C$26]" office:value-type="float" office:value="50.0526" calcext:value-type="float">
            <text:p>50.0526</text:p>
          </table:table-cell>
          <table:table-cell table:formula="of:=[.D12]-[.$C$21]" office:value-type="float" office:value="122.0384" calcext:value-type="float">
            <text:p>122.0384</text:p>
          </table:table-cell>
          <table:table-cell/>
        </table:table-row>
        <table:table-row table:style-name="ro1">
          <table:table-cell table:number-columns-repeated="5"/>
          <table:table-cell table:style-name="ce4"/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acacetin</text:p>
          </table:table-cell>
          <table:table-cell office:value-type="string" calcext:value-type="string">
            <text:p>0,2B+</text:p>
          </table:table-cell>
          <table:table-cell table:formula="of:=[.C8]-[.C22]" office:value-type="float" office:value="135.0446" calcext:value-type="float">
            <text:p>135.0446</text:p>
          </table:table-cell>
          <table:table-cell table:formula="of:=[.D8]-[.$C$23]" office:value-type="float" office:value="137.0249" calcext:value-type="float">
            <text:p>137.0249</text:p>
          </table:table-cell>
          <table:table-cell table:formula="of:=[.D14]-27.9949" office:value-type="float" office:value="109.03" calcext:value-type="float">
            <text:p>109.03</text:p>
          </table:table-cell>
          <table:table-cell table:style-name="ce3" table:formula="of:=[.D14]-18.0106" office:value-type="float" office:value="119.0143" calcext:value-type="float">
            <text:p>119.0143</text:p>
          </table:table-cell>
          <table:table-cell table:formula="of:=[.D14]-26.0157" office:value-type="float" office:value="111.0092" calcext:value-type="float">
            <text:p>111.0092</text:p>
          </table:table-cell>
          <table:table-cell table:formula="of:=[.D14]-42.0106" office:value-type="float" office:value="95.0143" calcext:value-type="float">
            <text:p>95.0143</text:p>
          </table:table-cell>
          <table:table-cell table:formula="of:=[.D14]-27.9949+2*1.0073" office:value-type="float" office:value="111.0446" calcext:value-type="float">
            <text:p>111.0446</text:p>
          </table:table-cell>
          <table:table-cell table:formula="of:=[.D14]-1.0073" office:value-type="float" office:value="136.0176" calcext:value-type="float">
            <text:p>136.0176</text:p>
          </table:table-cell>
          <table:table-cell table:style-name="ce3" table:formula="of:=[.D14]-[.$C$25]-[.$C$26]" office:value-type="float" office:value="91.0194" calcext:value-type="float">
            <text:p>91.0194</text:p>
          </table:table-cell>
          <table:table-cell table:formula="of:=[.J14]-[.$C$25]-[.$C$26]" office:value-type="float" office:value="90.0121" calcext:value-type="float">
            <text:p>90.0121</text:p>
          </table:table-cell>
          <table:table-cell table:formula="of:=[.D14]-[.$C$31]" office:value-type="float" office:value="93.0351" calcext:value-type="float">
            <text:p>93.0351</text:p>
          </table:table-cell>
          <table:table-cell table:formula="of:=[.D14]-[.$D$28]" office:value-type="float" office:value="137.0249" calcext:value-type="float">
            <text:p>137.0249</text:p>
          </table:table-cell>
          <table:table-cell table:formula="of:=[.D14]-[.$C$29]-[.$C$25]" office:value-type="float" office:value="94.0065" calcext:value-type="float">
            <text:p>94.0065</text:p>
          </table:table-cell>
          <table:table-cell table:formula="of:=[.D14]+[.C38]" office:value-type="float" office:value="137.0249" calcext:value-type="float">
            <text:p>137.0249</text:p>
          </table:table-cell>
          <table:table-cell table:formula="of:=[.D14]-[.$C$25]*2-[.$C$26]" office:value-type="float" office:value="63.0245" calcext:value-type="float">
            <text:p>63.0245</text:p>
          </table:table-cell>
          <table:table-cell table:formula="of:=[.D14]-[.$C$21]" office:value-type="float" office:value="135.0103" calcext:value-type="float">
            <text:p>135.0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,3B+</text:p>
          </table:table-cell>
          <table:table-cell table:formula="of:=[.C9]-[.$C$22]" office:value-type="float" office:value="148.0535" calcext:value-type="float">
            <text:p>148.0535</text:p>
          </table:table-cell>
          <table:table-cell table:formula="of:=[.D9]-[.$C$23]" office:value-type="float" office:value="151.0411" calcext:value-type="float">
            <text:p>151.0411</text:p>
          </table:table-cell>
          <table:table-cell table:formula="of:=[.D15]-27.9949" office:value-type="float" office:value="123.0462" calcext:value-type="float">
            <text:p>123.0462</text:p>
          </table:table-cell>
          <table:table-cell table:style-name="ce3" table:formula="of:=[.D15]-18.0106" office:value-type="float" office:value="133.0305" calcext:value-type="float">
            <text:p>133.0305</text:p>
          </table:table-cell>
          <table:table-cell table:formula="of:=[.D15]-26.0157" office:value-type="float" office:value="125.0254" calcext:value-type="float">
            <text:p>125.0254</text:p>
          </table:table-cell>
          <table:table-cell table:formula="of:=[.D15]-42.0106" office:value-type="float" office:value="109.0305" calcext:value-type="float">
            <text:p>109.0305</text:p>
          </table:table-cell>
          <table:table-cell table:formula="of:=[.D15]-27.9949+2*1.0073" office:value-type="float" office:value="125.0608" calcext:value-type="float">
            <text:p>125.0608</text:p>
          </table:table-cell>
          <table:table-cell table:formula="of:=[.D15]-1.0073" office:value-type="float" office:value="150.0338" calcext:value-type="float">
            <text:p>150.0338</text:p>
          </table:table-cell>
          <table:table-cell table:style-name="ce3" table:formula="of:=[.D15]-[.$C$25]-[.$C$26]" office:value-type="float" office:value="105.0356" calcext:value-type="float">
            <text:p>105.0356</text:p>
          </table:table-cell>
          <table:table-cell table:formula="of:=[.J15]-[.$C$25]-[.$C$26]" office:value-type="float" office:value="104.0283" calcext:value-type="float">
            <text:p>104.0283</text:p>
          </table:table-cell>
          <table:table-cell table:formula="of:=[.D15]-[.$C$31]" office:value-type="float" office:value="107.0513" calcext:value-type="float">
            <text:p>107.0513</text:p>
          </table:table-cell>
          <table:table-cell table:formula="of:=[.D15]-[.$D$28]" office:value-type="float" office:value="151.0411" calcext:value-type="float">
            <text:p>151.0411</text:p>
          </table:table-cell>
          <table:table-cell table:formula="of:=[.D15]-[.$C$29]-[.$C$25]" office:value-type="float" office:value="108.0227" calcext:value-type="float">
            <text:p>108.0227</text:p>
          </table:table-cell>
          <table:table-cell table:formula="of:=[.D15]+[.C39]" office:value-type="float" office:value="151.0411" calcext:value-type="float">
            <text:p>151.0411</text:p>
          </table:table-cell>
          <table:table-cell table:formula="of:=[.D15]-[.$C$25]*2-[.$C$26]" office:value-type="float" office:value="77.0407" calcext:value-type="float">
            <text:p>77.0407</text:p>
          </table:table-cell>
          <table:table-cell table:formula="of:=[.D15]-[.$C$21]" office:value-type="float" office:value="149.0265" calcext:value-type="float">
            <text:p>149.02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,3B+</text:p>
          </table:table-cell>
          <table:table-cell table:formula="of:=[.C10]-[.$C$22]" office:value-type="float" office:value="132.0586" calcext:value-type="float">
            <text:p>132.0586</text:p>
          </table:table-cell>
          <table:table-cell table:formula="of:=[.D10]-[.$C$23]" office:value-type="float" office:value="135.0462" calcext:value-type="float">
            <text:p>135.0462</text:p>
          </table:table-cell>
          <table:table-cell table:formula="of:=[.D16]-27.9949" office:value-type="float" office:value="107.0513" calcext:value-type="float">
            <text:p>107.0513</text:p>
          </table:table-cell>
          <table:table-cell table:style-name="ce3" table:formula="of:=[.D16]-18.0106" office:value-type="float" office:value="117.0356" calcext:value-type="float">
            <text:p>117.0356</text:p>
          </table:table-cell>
          <table:table-cell table:formula="of:=[.D16]-26.0157" office:value-type="float" office:value="109.0305" calcext:value-type="float">
            <text:p>109.0305</text:p>
          </table:table-cell>
          <table:table-cell table:formula="of:=[.D16]-42.0106" office:value-type="float" office:value="93.0356" calcext:value-type="float">
            <text:p>93.0356</text:p>
          </table:table-cell>
          <table:table-cell table:formula="of:=[.D16]-27.9949+2*1.0073" office:value-type="float" office:value="109.0659" calcext:value-type="float">
            <text:p>109.0659</text:p>
          </table:table-cell>
          <table:table-cell table:formula="of:=[.D16]-1.0073" office:value-type="float" office:value="134.0389" calcext:value-type="float">
            <text:p>134.0389</text:p>
          </table:table-cell>
          <table:table-cell table:style-name="ce5" table:formula="of:=[.D16]-[.$C$25]-[.$C$26]" office:value-type="float" office:value="89.0407" calcext:value-type="float">
            <text:p>89.0407</text:p>
          </table:table-cell>
          <table:table-cell table:formula="of:=[.J16]-[.$C$25]-[.$C$26]" office:value-type="float" office:value="88.0334" calcext:value-type="float">
            <text:p>88.0334</text:p>
          </table:table-cell>
          <table:table-cell table:formula="of:=[.D16]-[.$C$31]" office:value-type="float" office:value="91.0564" calcext:value-type="float">
            <text:p>91.0564</text:p>
          </table:table-cell>
          <table:table-cell table:formula="of:=[.D16]-[.$D$28]" office:value-type="float" office:value="135.0462" calcext:value-type="float">
            <text:p>135.0462</text:p>
          </table:table-cell>
          <table:table-cell table:formula="of:=[.D16]-[.$C$29]-[.$C$25]" office:value-type="float" office:value="92.0278" calcext:value-type="float">
            <text:p>92.0278</text:p>
          </table:table-cell>
          <table:table-cell table:formula="of:=[.D16]+[.C40]" office:value-type="float" office:value="135.0462" calcext:value-type="float">
            <text:p>135.0462</text:p>
          </table:table-cell>
          <table:table-cell table:formula="of:=[.D16]-[.$C$25]*2-[.$C$26]" office:value-type="float" office:value="61.0458" calcext:value-type="float">
            <text:p>61.0458</text:p>
          </table:table-cell>
          <table:table-cell table:formula="of:=[.D16]-[.$C$21]" office:value-type="float" office:value="133.0316" calcext:value-type="float">
            <text:p>133.03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,4B+</text:p>
          </table:table-cell>
          <table:table-cell table:formula="of:=[.C11]-[.$C$22]" office:value-type="float" office:value="176.0484" calcext:value-type="float">
            <text:p>176.0484</text:p>
          </table:table-cell>
          <table:table-cell table:formula="of:=[.D11]-[.$C$23]" office:value-type="float" office:value="179.036" calcext:value-type="float">
            <text:p>179.036</text:p>
          </table:table-cell>
          <table:table-cell table:formula="of:=[.D17]-27.9949" office:value-type="float" office:value="151.0411" calcext:value-type="float">
            <text:p>151.0411</text:p>
          </table:table-cell>
          <table:table-cell table:style-name="ce3" table:formula="of:=[.D17]-18.0106" office:value-type="float" office:value="161.0254" calcext:value-type="float">
            <text:p>161.0254</text:p>
          </table:table-cell>
          <table:table-cell table:formula="of:=[.D17]-26.0157" office:value-type="float" office:value="153.0203" calcext:value-type="float">
            <text:p>153.0203</text:p>
          </table:table-cell>
          <table:table-cell table:formula="of:=[.D17]-42.0106" office:value-type="float" office:value="137.0254" calcext:value-type="float">
            <text:p>137.0254</text:p>
          </table:table-cell>
          <table:table-cell table:formula="of:=[.D17]-27.9949+2*1.0073" office:value-type="float" office:value="153.0557" calcext:value-type="float">
            <text:p>153.0557</text:p>
          </table:table-cell>
          <table:table-cell table:formula="of:=[.D17]-1.0073" office:value-type="float" office:value="178.0287" calcext:value-type="float">
            <text:p>178.0287</text:p>
          </table:table-cell>
          <table:table-cell table:style-name="ce3" table:formula="of:=[.D17]-[.$C$25]-[.$C$26]" office:value-type="float" office:value="133.0305" calcext:value-type="float">
            <text:p>133.0305</text:p>
          </table:table-cell>
          <table:table-cell table:formula="of:=[.J17]-[.$C$25]-[.$C$26]" office:value-type="float" office:value="132.0232" calcext:value-type="float">
            <text:p>132.0232</text:p>
          </table:table-cell>
          <table:table-cell table:formula="of:=[.D17]-[.$C$31]" office:value-type="float" office:value="135.0462" calcext:value-type="float">
            <text:p>135.0462</text:p>
          </table:table-cell>
          <table:table-cell table:formula="of:=[.D17]-[.$D$28]" office:value-type="float" office:value="179.036" calcext:value-type="float">
            <text:p>179.036</text:p>
          </table:table-cell>
          <table:table-cell table:formula="of:=[.D17]-[.$C$29]-[.$C$25]" office:value-type="float" office:value="136.0176" calcext:value-type="float">
            <text:p>136.0176</text:p>
          </table:table-cell>
          <table:table-cell table:formula="of:=[.D17]+[.C41]" office:value-type="float" office:value="179.036" calcext:value-type="float">
            <text:p>179.036</text:p>
          </table:table-cell>
          <table:table-cell table:formula="of:=[.D17]-[.$C$25]*2-[.$C$26]" office:value-type="float" office:value="105.0356" calcext:value-type="float">
            <text:p>105.0356</text:p>
          </table:table-cell>
          <table:table-cell table:formula="of:=[.D17]-[.$C$21]" office:value-type="float" office:value="177.0214" calcext:value-type="float">
            <text:p>177.02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+</text:p>
          </table:table-cell>
          <table:table-cell table:formula="of:=[.C12]-[.$C$22]" office:value-type="float" office:value="107.0508" calcext:value-type="float">
            <text:p>107.0508</text:p>
          </table:table-cell>
          <table:table-cell table:formula="of:=[.D12]-[.$C$23]" office:value-type="float" office:value="110.0384" calcext:value-type="float">
            <text:p>110.0384</text:p>
          </table:table-cell>
          <table:table-cell table:formula="of:=[.D18]-27.9949" office:value-type="float" office:value="82.0435" calcext:value-type="float">
            <text:p>82.0435</text:p>
          </table:table-cell>
          <table:table-cell table:style-name="ce3" table:formula="of:=[.D18]-18.0106" office:value-type="float" office:value="92.0278" calcext:value-type="float">
            <text:p>92.0278</text:p>
          </table:table-cell>
          <table:table-cell table:formula="of:=[.D18]-26.0157" office:value-type="float" office:value="84.0227" calcext:value-type="float">
            <text:p>84.0227</text:p>
          </table:table-cell>
          <table:table-cell table:formula="of:=[.D18]-42.0106" office:value-type="float" office:value="68.0278" calcext:value-type="float">
            <text:p>68.0278</text:p>
          </table:table-cell>
          <table:table-cell table:formula="of:=[.D18]-27.9949+2*1.0073" office:value-type="float" office:value="84.0581" calcext:value-type="float">
            <text:p>84.0581</text:p>
          </table:table-cell>
          <table:table-cell table:formula="of:=[.D18]-1.0073" office:value-type="float" office:value="109.0311" calcext:value-type="float">
            <text:p>109.0311</text:p>
          </table:table-cell>
          <table:table-cell table:style-name="ce3" table:formula="of:=[.D18]-[.$C$25]-[.$C$26]" office:value-type="float" office:value="64.0329" calcext:value-type="float">
            <text:p>64.0329</text:p>
          </table:table-cell>
          <table:table-cell table:formula="of:=[.J18]-[.$C$25]-[.$C$26]" office:value-type="float" office:value="63.0256" calcext:value-type="float">
            <text:p>63.0256</text:p>
          </table:table-cell>
          <table:table-cell table:formula="of:=[.D18]-[.$C$31]" office:value-type="float" office:value="66.0486" calcext:value-type="float">
            <text:p>66.0486</text:p>
          </table:table-cell>
          <table:table-cell table:formula="of:=[.D18]-[.$D$28]" office:value-type="float" office:value="110.0384" calcext:value-type="float">
            <text:p>110.0384</text:p>
          </table:table-cell>
          <table:table-cell table:formula="of:=[.D18]-[.$C$29]-[.$C$25]" office:value-type="float" office:value="67.02" calcext:value-type="float">
            <text:p>67.02</text:p>
          </table:table-cell>
          <table:table-cell table:formula="of:=[.D18]+[.C42]" office:value-type="float" office:value="110.0384" calcext:value-type="float">
            <text:p>110.0384</text:p>
          </table:table-cell>
          <table:table-cell table:formula="of:=[.D18]-[.$C$25]*2-[.$C$26]" office:value-type="float" office:value="36.038" calcext:value-type="float">
            <text:p>36.038</text:p>
          </table:table-cell>
          <table:table-cell table:formula="of:=[.D18]-[.$C$21]" office:value-type="float" office:value="108.0238" calcext:value-type="float">
            <text:p>108.023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1.0073" calcext:value-type="float">
            <text:p>1.0073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table:formula="of:=2*[.C20]" office:value-type="float" office:value="2.0146" calcext:value-type="float">
            <text:p>2.0146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5.9949" calcext:value-type="float">
            <text:p>15.9949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2</text:p>
          </table:table-cell>
          <table:table-cell office:value-type="float" office:value="14.0146" calcext:value-type="float">
            <text:p>14.0146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float" office:value="27.9949" calcext:value-type="float">
            <text:p>27.9949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H2O</text:p>
          </table:table-cell>
          <table:table-cell office:value-type="float" office:value="18.0106" calcext:value-type="float">
            <text:p>18.0106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2H2</text:p>
          </table:table-cell>
          <table:table-cell office:value-type="float" office:value="26.0157" calcext:value-type="float">
            <text:p>26.0157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3OH</text:p>
          </table:table-cell>
          <table:table-cell office:value-type="float" office:value="32.0262" calcext:value-type="float">
            <text:p>32.0262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3</text:p>
          </table:table-cell>
          <table:table-cell office:value-type="float" office:value="15.0235" calcext:value-type="float">
            <text:p>15.0235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4</text:p>
          </table:table-cell>
          <table:table-cell office:value-type="float" office:value="16.0313" calcext:value-type="float">
            <text:p>16.0313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ppm</text:p>
          </table:table-cell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2</text:p>
          </table:table-cell>
          <table:table-cell office:value-type="float" office:value="43.9898" calcext:value-type="float">
            <text:p>43.9898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 </meta:initial-creator>
    <meta:creation-date>2015-08-20T09:32:00.805670521</meta:creation-date>
    <dc:date>2015-08-20T14:24:32.284916615</dc:date>
    <dc:creator>mori </dc:creator>
    <meta:editing-duration>PT4H7M</meta:editing-duration>
    <meta:editing-cycles>2</meta:editing-cycles>
    <meta:generator>LibreOffice/4.2.8.2$Linux_X86_64 LibreOffice_project/420m0$Build-2</meta:generator>
    <meta:document-statistic meta:table-count="1" meta:cell-count="297" meta:object-count="0"/>
  </office:meta>
</office:document-meta>
</file>